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05751" calcext:value-type="float">
            <text:p>0.905751</text:p>
          </table:table-cell>
          <table:table-cell office:value-type="float" office:value="0.902718" calcext:value-type="float">
            <text:p>0.902718</text:p>
          </table:table-cell>
          <table:table-cell/>
        </table:table-row>
        <table:table-row table:style-name="ro1">
          <table:table-cell table:formula="of:=[.A1]*2" office:value-type="float" office:value="2" calcext:value-type="float">
            <text:p>2</text:p>
          </table:table-cell>
          <table:table-cell office:value-type="float" office:value="0.517376" calcext:value-type="float">
            <text:p>0.517376</text:p>
          </table:table-cell>
          <table:table-cell office:value-type="float" office:value="0.50529" calcext:value-type="float">
            <text:p>0.50529</text:p>
          </table:table-cell>
          <table:table-cell/>
        </table:table-row>
        <table:table-row table:style-name="ro1">
          <table:table-cell table:formula="of:=[.A2]*2" office:value-type="float" office:value="4" calcext:value-type="float">
            <text:p>4</text:p>
          </table:table-cell>
          <table:table-cell office:value-type="float" office:value="0.385716" calcext:value-type="float">
            <text:p>0.385716</text:p>
          </table:table-cell>
          <table:table-cell office:value-type="float" office:value="0.318379" calcext:value-type="float">
            <text:p>0.318379</text:p>
          </table:table-cell>
          <table:table-cell/>
        </table:table-row>
        <table:table-row table:style-name="ro1">
          <table:table-cell table:formula="of:=[.A3]*2" office:value-type="float" office:value="8" calcext:value-type="float">
            <text:p>8</text:p>
          </table:table-cell>
          <table:table-cell office:value-type="float" office:value="0.253845" calcext:value-type="float">
            <text:p>0.253845</text:p>
          </table:table-cell>
          <table:table-cell office:value-type="float" office:value="0.263616" calcext:value-type="float">
            <text:p>0.263616</text:p>
          </table:table-cell>
          <table:table-cell/>
        </table:table-row>
        <table:table-row table:style-name="ro1">
          <table:table-cell table:formula="of:=[.A4]*2" office:value-type="float" office:value="16" calcext:value-type="float">
            <text:p>16</text:p>
          </table:table-cell>
          <table:table-cell office:value-type="float" office:value="0.337908" calcext:value-type="float">
            <text:p>0.337908</text:p>
          </table:table-cell>
          <table:table-cell office:value-type="float" office:value="0.272899" calcext:value-type="float">
            <text:p>0.272899</text:p>
          </table:table-cell>
          <table:table-cell/>
        </table:table-row>
        <table:table-row table:style-name="ro1">
          <table:table-cell table:formula="of:=[.A5]*2" office:value-type="float" office:value="32" calcext:value-type="float">
            <text:p>32</text:p>
          </table:table-cell>
          <table:table-cell office:value-type="float" office:value="0.56026" calcext:value-type="float">
            <text:p>0.56026</text:p>
          </table:table-cell>
          <table:table-cell office:value-type="float" office:value="0.264217" calcext:value-type="float">
            <text:p>0.264217</text:p>
          </table:table-cell>
          <table:table-cell table:style-name="ce1"/>
        </table:table-row>
        <table:table-row table:style-name="ro1">
          <table:table-cell table:formula="of:=[.A6]*2" office:value-type="float" office:value="64" calcext:value-type="float">
            <text:p>64</text:p>
          </table:table-cell>
          <table:table-cell office:value-type="float" office:value="0.839245" calcext:value-type="float">
            <text:p>0.839245</text:p>
          </table:table-cell>
          <table:table-cell table:style-name="ce1" office:value-type="float" office:value="0.268426" calcext:value-type="float">
            <text:p>0.26842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04:08:22.871434684</meta:creation-date>
    <dc:date>2018-04-27T04:18:40.230553210</dc:date>
    <meta:editing-duration>PT7S</meta:editing-duration>
    <meta:editing-cycles>1</meta:editing-cycles>
    <meta:document-statistic meta:table-count="1" meta:cell-count="21" meta:object-count="0"/>
    <meta:generator>LibreOffice/5.1.6.2$Linux_X86_64 LibreOffice_project/10m0$Build-2</meta:generator>
  </office:meta>
</office:document-meta>
</file>